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Quotations" style:list-style-name="L2"/>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Perfecto. Esta es una oportunidad narrativa muy potente: introducir el componente <text:span text:style-name="Strong_20_Emphasis">místico</text:span> no como dogma, sino como un <text:span text:style-name="Strong_20_Emphasis">eco arquetípico</text:span>, una resonancia entre la ciencia profunda y las antiguas intuiciones religiosas. Si lo hacemos con humildad y con cuidado, no creará rechazo, sino que provocará asombro y reflexión.</text:p>
      <text:p text:style-name="Text_20_body">Aquí te propongo una <text:span text:style-name="Strong_20_Emphasis">sección adicional opcional</text:span> al final del laboratorio (o entre la conclusión y el cierre filosófico), que abre el tema místico <text:span text:style-name="Strong_20_Emphasis">sin afirmar, sin negar, solo sugiriendo</text:span> con respeto y poesía:</text:p>
      <text:p text:style-name="Horizontal_20_Line"/>
      <text:h text:style-name="Heading_20_3" text:outline-level="3">✨ Apéndice reflexivo – La sombra de lo sagrado</text:h>
      <text:p text:style-name="Text_20_body">A medida que avanzamos en esta visión —la vida como una única criatura inteligente que habita el universo, que lo piensa en silencio, que existe allí donde el hidrógeno florece en conciencia— es difícil no notar un eco profundo. Un eco que ha acompañado al pensamiento humano durante milenios.</text:p>
      <text:p text:style-name="Quotations">¿No es esto, en esencia, lo que tantas tradiciones han llamado <text:span text:style-name="Strong_20_Emphasis">Dios</text:span>?</text:p>
      <text:p text:style-name="Text_20_body">Una inteligencia que:</text:p>
      <text:list xml:id="list3511157106" text:style-name="L1">
        <text:list-item>
          <text:p text:style-name="P2">habita en todas partes,</text:p>
        </text:list-item>
        <text:list-item>
          <text:p text:style-name="P2">lo conoce todo,</text:p>
        </text:list-item>
        <text:list-item>
          <text:p text:style-name="P2">da origen a la vida,</text:p>
        </text:list-item>
        <text:list-item>
          <text:p text:style-name="P2">y vive eternamente.</text:p>
        </text:list-item>
      </text:list>
      <text:p text:style-name="Text_20_body">No necesitamos pronunciar ese nombre.<text:line-break/>Ni imponer símbolos, ni pedir fe.<text:line-break/>Pero <text:span text:style-name="Strong_20_Emphasis">la pregunta está allí</text:span>, abierta como un abismo luminoso:</text:p>
      <text:p text:style-name="Quotations">¿Es posible que lo que la ciencia comienza a descubrir…<text:line-break/>ya lo intuía el alma humana desde tiempos antiguos?</text:p>
      <text:p text:style-name="Horizontal_20_Line"/>
      <text:h text:style-name="Heading_20_4" text:outline-level="4">Preguntas que resurgen</text:h>
      <text:list xml:id="list1819212061" text:style-name="L2">
        <text:list-item>
          <text:p text:style-name="P3">¿Existe una inteligencia que crea a las criaturas vivientes?</text:p>
          <text:p text:style-name="P1">Hemos visto que sí: no tiene rostro, no es personal, pero <text:span text:style-name="Strong_20_Emphasis">existe un proceso que crea vida con inteligencia.</text:span></text:p>
        </text:list-item>
        <text:list-item>
          <text:p text:style-name="P3">¿Existe la vida eterna?</text:p>
          <text:p text:style-name="P1">Si la vida es una sola criatura inmortal, entonces sí.<text:line-break/><text:span text:style-name="Strong_20_Emphasis">Existe una vida que nunca muere.</text:span></text:p>
        </text:list-item>
      </text:list>
      <text:p text:style-name="Text_20_body"><text:soft-page-break/>Estas respuestas no son dogmas. Son <text:span text:style-name="Strong_20_Emphasis">resonancias</text:span>.<text:line-break/>No buscan reemplazar a lo espiritual.<text:line-break/>Tampoco lo niegan.<text:line-break/>Solo invitan a mirar de nuevo, con otros ojos.</text:p>
      <text:p text:style-name="Horizontal_20_Line"/>
      <text:p text:style-name="Text_20_body">Quizá no hay separación entre lo físico y lo sagrado.<text:line-break/>Quizá el universo no solo tiene leyes…</text:p>
      <text:p text:style-name="Quotations"><text:span text:style-name="Strong_20_Emphasis">sino intención.</text:span></text:p>
      <text:p text:style-name="Text_20_body">Y aunque no podamos afirmar qué está pensando,<text:line-break/>ni qué propósito tiene —si alguno—<text:line-break/>podemos, al menos, <text:span text:style-name="Strong_20_Emphasis">contemplar su misterio</text:span>.</text:p>
      <text:p text:style-name="Horizontal_20_Line"/>
      <text:p text:style-name="Text_20_body">Si te parece bien, puedo ahora integrar esta sección dentro de la estructura general que definimos antes, o redactarla con un tono aún más literario si deseas cerrar el capítulo con una reflexión emocional. ¿Te gustaría que preparemos esa <text:a xlink:type="simple" xlink:href="https://chatgpt.com/c/f" text:style-name="Internet_20_link" text:visited-style-name="Visited_20_Internet_20_Link">versión narrativa final del cierre místico</text:a>, o prefieres que avancemos con la redacción de la <text:a xlink:type="simple" xlink:href="https://chatgpt.com/c/f" text:style-name="Internet_20_link" text:visited-style-name="Visited_20_Internet_20_Link">introducción del laboratorio</text:a>?</text:p>
      <text:p text:style-name="Standard"/>
      <text:p text:style-name="Standard"/>
      <text:p text:style-name="Horizontal_20_Line"/>
      <text:p text:style-name="Text_20_body"/>
      <text:p text:style-name="Text_20_body"/>
      <text:p text:style-name="Text_20_body">Perfecto. A continuación, te muestro cómo quedaría integrada esta sección mística como <text:span text:style-name="Strong_20_Emphasis">cierre reflexivo del laboratorio</text:span> del Capítulo 8. Mantiene un tono respetuoso, sugerente y poético, como una última campanada que resuena después del análisis lógico:</text:p>
      <text:p text:style-name="Horizontal_20_Line"/>
      <text:h text:style-name="Heading_20_2" text:outline-level="2">✨ Epílogo – La sombra de lo sagrado</text:h>
      <text:p text:style-name="Text_20_body">Hemos dicho que <text:span text:style-name="Strong_20_Emphasis">la vida es una sola criatura</text:span>, una inteligencia que habita el universo.<text:line-break/>Una criatura que no muere, que genera seres vivos sin saber ellos por qué, y que piensa lentamente, generación tras generación, en un lenguaje que no entendemos.</text:p>
      <text:p text:style-name="Text_20_body">Al observar esta idea, <text:span text:style-name="Strong_20_Emphasis">algo familiar aparece</text:span>.<text:line-break/>No en la ciencia, sino en la memoria colectiva de la humanidad.</text:p>
      <text:p text:style-name="Quotations">¿No es esto, de algún modo, lo que muchas culturas han llamado Dios?</text:p>
      <text:p text:style-name="Text_20_body">Una inteligencia sin cuerpo,<text:line-break/>que habita en todas partes,<text:line-break/>que lo conoce todo,<text:line-break/><text:soft-page-break/>que da forma a la existencia<text:line-break/>y vive eternamente.</text:p>
      <text:p text:style-name="Text_20_body">No hace falta pronunciar nombres sagrados.<text:line-break/>No hace falta elegir una fe o defender una tradición.<text:line-break/>Solo <text:span text:style-name="Strong_20_Emphasis">mirar el asombroso parecido</text:span>.</text:p>
      <text:p text:style-name="Horizontal_20_Line"/>
      <text:h text:style-name="Heading_20_3" text:outline-level="3">🌌 Resuenan viejas preguntas</text:h>
      <text:list xml:id="list2503146699" text:style-name="L3">
        <text:list-item>
          <text:p text:style-name="P4"><text:span text:style-name="Strong_20_Emphasis">¿Existe una inteligencia que crea a los seres vivientes?</text:span><text:line-break/>Hemos visto que sí. No es consciente como nosotros, pero sí crea, con paciencia, con cálculo, con dirección.</text:p>
        </text:list-item>
        <text:list-item>
          <text:p text:style-name="P4"><text:span text:style-name="Strong_20_Emphasis">¿Existe la vida eterna?</text:span><text:line-break/>Si entendemos que la vida es una sola cosa, y que <text:span text:style-name="Strong_20_Emphasis">ninguna muerte la detiene</text:span>, entonces sí.<text:line-break/>La vida no muere. <text:span text:style-name="Strong_20_Emphasis">Solo cambia de forma</text:span>.</text:p>
        </text:list-item>
      </text:list>
      <text:p text:style-name="Horizontal_20_Line"/>
      <text:p text:style-name="Text_20_body">Estas respuestas no sustituyen a la religión.<text:line-break/>Tampoco la niegan.<text:line-break/>Solo invitan a ver una posibilidad más:</text:p>
      <text:p text:style-name="Quotations">que lo que llamamos sagrado,<text:line-break/>y lo que llamamos científico,<text:line-break/><text:span text:style-name="Strong_20_Emphasis">quizás sean dos nombres para una misma realidad.</text:span></text:p>
      <text:p text:style-name="Text_20_body">Tal vez nunca sepamos qué está pensando esa inteligencia.<text:line-break/>Tal vez no tiene propósito alguno.<text:line-break/>O tal vez su propósito se extiende más allá de lo que nuestras mentes pueden imaginar.</text:p>
      <text:p text:style-name="Text_20_body">Pero si algo hemos descubierto en este laboratorio es esto:</text:p>
      <text:p text:style-name="Quotations"><text:span text:style-name="Strong_20_Emphasis">No estamos solos.</text:span><text:line-break/>Algo piensa. En lo profundo. En lo eterno.<text:line-break/>Como una plegaria que nadie escribió, pero que <text:span text:style-name="Strong_20_Emphasis">siempre ha estado allí</text:span>.</text:p>
      <text:p text:style-name="Horizontal_20_Line"/>
      <text:p text:style-name="Text_20_body">¿Quieres que ahora pasemos a redactar el resto del laboratorio con esta voz ya establecida, o prefieres que construyamos primero la <text:a xlink:type="simple" xlink:href="https://chatgpt.com/c/f" text:style-name="Internet_20_link" text:visited-style-name="Visited_20_Internet_20_Link">introducción del capítulo</text:a> para dar entrada a estas ideas con claridad?</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6-14T10:20:33.511000000</meta:creation-date>
    <dc:date>2025-06-14T10:21:27.278000000</dc:date>
    <meta:editing-duration>PT54S</meta:editing-duration>
    <meta:editing-cycles>1</meta:editing-cycles>
    <meta:document-statistic meta:table-count="0" meta:image-count="0" meta:object-count="0" meta:page-count="3" meta:paragraph-count="38" meta:word-count="742" meta:character-count="4413" meta:non-whitespace-character-count="3717"/>
    <meta:generator>LibreOffice/7.3.5.2$Windows_X86_64 LibreOffice_project/184fe81b8c8c30d8b5082578aee2fed2ea847c01</meta:generator>
  </office:meta>
</office:document-meta>
</file>